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incarnation Blues </text:p>
      <text:p text:style-name="P3">and Other Poems</text:p>
      <text:p text:style-name="P1">Fifty poems plus the twelve Reincarnation Blues Cantos </text:p>
      <text:p text:style-name="P1">by Frank Thomas Smith with illustrations by Celina MacKern</text:p>
      <text:p text:style-name="P1">for puchase at Amazon</text:p>
      <text:p text:style-name="P2">&lt;a href=”<text:a xlink:type="simple" xlink:href="https://www.amazon.com/Reincarnation-Blues-Frank-Thomas-Smith/dp/1948302551" text:style-name="Internet_20_link" text:visited-style-name="Visited_20_Internet_20_Link">https://www.amazon.com/Reincarnation-Blues-Frank-Thomas-Smith/dp/1948302551</text:a>”&gt;Reincarnation Blues and Other Stories&lt;/a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ZW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en" fo:country="ZW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4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Smith</meta:initial-creator>
    <meta:creation-date>2024-03-06T12:33:59.40</meta:creation-date>
    <dc:date>2024-03-07T16:54:52.82</dc:date>
    <dc:creator>Frank Smith</dc:creator>
    <meta:editing-duration>PT4M3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32" meta:character-count="296"/>
  </office:meta>
</office:document-meta>
</file>